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4c397" officeooo:paragraph-rsid="0014c397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bold" officeooo:rsid="0014c397" officeooo:paragraph-rsid="0014c397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bold" officeooo:rsid="0018ff8b" officeooo:paragraph-rsid="0014c397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bold" officeooo:rsid="001bb267" officeooo:paragraph-rsid="001bb267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bold" officeooo:rsid="001bb267" officeooo:paragraph-rsid="001e0f2f" style:font-weight-asian="bold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bold" officeooo:rsid="001bb267" officeooo:paragraph-rsid="001f0b3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4c397" officeooo:paragraph-rsid="0014c397" style:font-size-asian="16pt" style:font-weight-asian="bold" style:font-size-complex="16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officeooo:rsid="001bb267" officeooo:paragraph-rsid="001bb267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normal" officeooo:rsid="001bb267" officeooo:paragraph-rsid="001bb267" style:font-weight-asian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normal" officeooo:rsid="001bb267" officeooo:paragraph-rsid="001e0f2f" style:font-weight-asian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normal" officeooo:rsid="001bb267" officeooo:paragraph-rsid="001f0b34" style:font-weight-asian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normal" officeooo:rsid="00215073" officeooo:paragraph-rsid="00215073" style:font-weight-asian="normal" style:font-weight-complex="normal"/>
    </style:style>
    <style:style style:name="T1" style:family="text">
      <style:text-properties officeooo:rsid="001bb267"/>
    </style:style>
    <style:style style:name="T2" style:family="text">
      <style:text-properties officeooo:rsid="001d5743"/>
    </style:style>
    <style:style style:name="T3" style:family="text">
      <style:text-properties officeooo:rsid="001e0f2f"/>
    </style:style>
    <style:style style:name="T4" style:family="text">
      <style:text-properties officeooo:rsid="001ec41b"/>
    </style:style>
    <style:style style:name="T5" style:family="text">
      <style:text-properties officeooo:rsid="00212775"/>
    </style:style>
    <style:style style:name="T6" style:family="text">
      <style:text-properties officeooo:rsid="00215073"/>
    </style:style>
    <style:style style:name="T7" style:family="text">
      <style:text-properties officeooo:rsid="0022be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ọ và tên: Phạm Hoàng Gia Khương</text:p>
      <text:p text:style-name="P1">MSSV: 20880040</text:p>
      <text:p text:style-name="P1"/>
      <text:p text:style-name="P7">Bài tập <text:span text:style-name="T1">2</text:span></text:p>
      <text:p text:style-name="P1"/>
      <text:p text:style-name="P2">Câu 1:</text:p>
      <text:p text:style-name="P3">printf("%x", b); //1</text:p>
      <text:p text:style-name="P8">Kết quả là 123456 (dạng hex) bởi vì b chính là tham chiếu (reference) của a, có thể hiểu b là nickname khác của a.</text:p>
      <text:p text:style-name="P4">printf("%x", &amp;b); //2</text:p>
      <text:p text:style-name="P9">Kết quả là 100 <text:span text:style-name="T2">(dạng hex) bởi vì b là reference của a, nên địa chỉ của b cũng chính là địa chỉ của a và địa chỉ của a theo đề bài là 0x100.</text:span></text:p>
      <text:p text:style-name="P4">printf("%x", p); //3</text:p>
      <text:p text:style-name="P10">Kết quả là 100 <text:span text:style-name="T2">(dạng hex) bởi vì int *p </text:span><text:span text:style-name="T3">= &amp;a nghĩa là p là con trỏ của a và địa chỉ của a theo đề bài là 0x100</text:span></text:p>
      <text:p text:style-name="P5">printf("%x", *p); //4</text:p>
      <text:p text:style-name="P10">Kết quả là 123456 <text:span text:style-name="T4">(dạng hex) bởi vì * trong trường hợp này là dereference operator, do đó *p chính là a.</text:span></text:p>
      <text:p text:style-name="P5">printf("%x", &amp;p)); //5</text:p>
      <text:p text:style-name="P10">Kết quả là 200 <text:span text:style-name="T4">(dạng hex) bởi vì &amp; trong trường hợp này là reference operator, do đó &amp;p nghĩa là địa chỉ của p, theo đề bài là 0x200</text:span></text:p>
      <text:p text:style-name="P5">printf("%x", q); //6</text:p>
      <text:p text:style-name="P11">Kết quả là 100 <text:span text:style-name="T2">(dạng hex) bởi vì char *q = (char*)p có ý nghĩa là ép kiểu con trỏ p từ int sang char.</text:span></text:p>
      <text:p text:style-name="P6">printf("%x", q + 2); //7</text:p>
      <text:p text:style-name="P11">Kết quả là 102 <text:span text:style-name="T5">(dạng hex) bởi vì </text:span><text:span text:style-name="T7">con trỏ q là char, 1 đơn vị của q là 1 nên </text:span><text:span text:style-name="T5">q </text:span><text:span text:style-name="T6">+ 2 = 0x100 + 2 = 0x102.</text:span></text:p>
      <text:p text:style-name="P6">printf("%x", *(q + 2)); //8</text:p>
      <text:p text:style-name="P12">Kết quả là 12 (dạng hex) bởi vì con trỏ q có kiểu dữ liệu là char nên q chỉ đến vùng nhớ 1 byte của a. Do kiến trúc máy là little endian nên *q chỉ đến byte có giá trị 56 của a, *(q + 2) chỉ đến byte có giá trị 0x12 của 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20:19:07.544648867</meta:creation-date>
    <dc:date>2022-09-04T11:15:25.096871472</dc:date>
    <meta:editing-duration>PT1H7M7S</meta:editing-duration>
    <meta:editing-cycles>15</meta:editing-cycles>
    <meta:generator>LibreOffice/7.3.4.2$Linux_X86_64 LibreOffice_project/30$Build-2</meta:generator>
    <meta:document-statistic meta:table-count="0" meta:image-count="0" meta:object-count="0" meta:page-count="1" meta:paragraph-count="20" meta:word-count="296" meta:character-count="1260" meta:non-whitespace-character-count="984"/>
  </office:meta>
</office:document-meta>
</file>